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4b8a" officeooo:paragraph-rsid="00134b8a"/>
    </style:style>
    <style:style style:name="P2" style:family="paragraph" style:parent-style-name="Standard">
      <style:text-properties officeooo:rsid="0013ded4" officeooo:paragraph-rsid="0013ded4"/>
    </style:style>
    <style:style style:name="P3" style:family="paragraph" style:parent-style-name="Standard">
      <style:text-properties officeooo:rsid="001523da" officeooo:paragraph-rsid="001523da"/>
    </style:style>
    <style:style style:name="P4" style:family="paragraph" style:parent-style-name="Standard">
      <style:text-properties officeooo:rsid="001523da" officeooo:paragraph-rsid="00173793"/>
    </style:style>
    <style:style style:name="P5" style:family="paragraph" style:parent-style-name="Standard">
      <style:text-properties officeooo:rsid="001523da" officeooo:paragraph-rsid="001afd9f"/>
    </style:style>
    <style:style style:name="P6" style:family="paragraph" style:parent-style-name="Standard">
      <style:text-properties officeooo:rsid="001523da" officeooo:paragraph-rsid="001be351"/>
    </style:style>
    <style:style style:name="P7" style:family="paragraph" style:parent-style-name="Standard">
      <style:text-properties officeooo:rsid="001afd9f" officeooo:paragraph-rsid="001afd9f"/>
    </style:style>
    <style:style style:name="P8" style:family="paragraph" style:parent-style-name="Standard">
      <style:text-properties officeooo:rsid="001be351" officeooo:paragraph-rsid="001be351"/>
    </style:style>
    <style:style style:name="T1" style:family="text">
      <style:text-properties officeooo:rsid="0013ded4"/>
    </style:style>
    <style:style style:name="T2" style:family="text">
      <style:text-properties officeooo:rsid="00173793"/>
    </style:style>
    <style:style style:name="T3" style:family="text">
      <style:text-properties officeooo:rsid="0018cbbb"/>
    </style:style>
    <style:style style:name="T4" style:family="text">
      <style:text-properties officeooo:rsid="001afd9f"/>
    </style:style>
    <style:style style:name="T5" style:family="text">
      <style:text-properties officeooo:rsid="001be351"/>
    </style:style>
    <style:style style:name="T6" style:family="text">
      <style:text-properties fo:font-weight="bold" officeooo:rsid="001be351" style:font-weight-asian="bold" style:font-weight-complex="bold"/>
    </style:style>
    <style:style style:name="T7" style:family="text">
      <style:text-properties officeooo:rsid="001d7fb7"/>
    </style:style>
    <style:style style:name="T8" style:family="text">
      <style:text-properties officeooo:rsid="001f10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8">GIT Exercise</text:span><text:tab/><text:tab/></text:p>
      <text:p text:style-name="P1"/>
      <text:p text:style-name="P1">Ans 1: sudo apt install git</text:p>
      <text:p text:style-name="P8">This will install git in your local machine.</text:p>
      <text:p text:style-name="P1"/>
      <text:p text:style-name="P1">Ans 2: git init [But,first make a directory in your local machine then run this command to make that directory <text:span text:style-name="T5">a </text:span>local repository]</text:p>
      <text:p text:style-name="P1"/>
      <text:p text:style-name="P1">Ans 3: git add &lt;filename&gt; <text:s/><text:span text:style-name="T5">OR</text:span> git add .</text:p>
      <text:p text:style-name="P1"/>
      <text:p text:style-name="P1">Ans 4: git reset HEAD &lt;filename&gt; <text:span text:style-name="T5">This will untrack the file.</text:span></text:p>
      <text:p text:style-name="P8"><text:tab/>git rm –cached &lt;filename&gt; : This will delete and untrack the file.</text:p>
      <text:p text:style-name="P1"/>
      <text:p text:style-name="P2">Ans 5: git commit -m “Message” </text:p>
      <text:p text:style-name="P1"/>
      <text:p text:style-name="P1">Ans <text:span text:style-name="T1">6</text:span>: git remote add origin (SSH/HTTPS) &lt;URL&gt; </text:p>
      <text:p text:style-name="P1"/>
      <text:p text:style-name="P1">Ans <text:span text:style-name="T1">7</text:span>: <text:span text:style-name="T1">git checkout -- &lt;filename&gt; </text:span></text:p>
      <text:p text:style-name="P1"/>
      <text:p text:style-name="P3">Ans 8: <text:span text:style-name="T3">git push origin &lt;branch/location&gt;</text:span></text:p>
      <text:p text:style-name="P3"/>
      <text:p text:style-name="P3">Ans 9: <text:span text:style-name="T3">git clone &lt;url&gt;</text:span></text:p>
      <text:p text:style-name="P3"/>
      <text:p text:style-name="P3">Ans 10: <text:s/><text:span text:style-name="T5">git checkout &lt;branchName&gt;</text:span></text:p>
      <text:p text:style-name="P3"><text:tab/><text:tab/><text:span text:style-name="T5">Make some changes to the files that are present in this branch,then</text:span> <text:s text:c="2"/></text:p>
      <text:p text:style-name="P6"><text:tab/> <text:s/><text:span text:style-name="T5">git checkout &lt;OtherBranchName&gt;</text:span><text:tab/><text:tab/> <text:s/></text:p>
      <text:p text:style-name="P8"><text:tab/> <text:s/>git fetch </text:p>
      <text:p text:style-name="P3"/>
      <text:p text:style-name="P4">Ans 11: git diff</text:p>
      <text:p text:style-name="P3"/>
      <text:p text:style-name="P3">Ans 12: .<text:span text:style-name="T5">gitignore </text:span></text:p>
      <text:p text:style-name="P3"/>
      <text:p text:style-name="P3">Ans 13: <text:span text:style-name="T3">git branch &lt;branchName&gt; OR,</text:span></text:p>
      <text:p text:style-name="P3"><text:tab/> <text:span text:style-name="T3">git checkout -b &lt;branchName&gt;</text:span><text:tab/></text:p>
      <text:p text:style-name="P3"/>
      <text:p text:style-name="P6">Ans 14: <text:s/><text:span text:style-name="T5">git branch ttnDemo</text:span></text:p>
      <text:p text:style-name="P6"><text:tab/><text:tab/><text:span text:style-name="T5">echo “Written inside ttnDemo branch” &gt; ttnFile.txt</text:span></text:p>
      <text:p text:style-name="P6"><text:tab/><text:tab/></text:p>
      <text:p text:style-name="P8"><text:tab/> <text:s/>git branch ttnPracDemo</text:p>
      <text:p text:style-name="P6"><text:tab/><text:tab/><text:span text:style-name="T5">echo “Written inside ttnPracDemo branch” &gt; ttnPFile.txt</text:span></text:p>
      <text:p text:style-name="P8"><text:tab/></text:p>
      <text:p text:style-name="P6">Ans 15: <text:span text:style-name="T5">Now that we have created two branches in ques14. , we can change text in one or in both <text:tab/>the files that too on the same line. </text:span></text:p>
      <text:p text:style-name="P8"><text:tab/><text:tab/>Then we can add th<text:span text:style-name="T7">is</text:span> file to <text:span text:style-name="T7">the </text:span>staging area then commit it and push it to the branch.</text:p>
      <text:p text:style-name="P8"><text:tab/><text:tab/></text:p>
      <text:p text:style-name="P6">Ans 16: <text:s/><text:span text:style-name="T5">in continuation with previous ques:</text:span></text:p>
      <text:p text:style-name="P6"><text:tab/><text:span text:style-name="T5">We will now try to merge this two branches using </text:span><text:span text:style-name="T6">“git merge &lt;branchName&gt;”</text:span><text:span text:style-name="T5"> </text:span></text:p>
      <text:p text:style-name="P6"><text:span text:style-name="T5"><text:tab/><text:tab/>into other one. This will lead into </text:span><text:span text:style-name="T6">“Automatic conflict error”</text:span><text:span text:style-name="T5">. </text:span></text:p>
      <text:p text:style-name="P6"><text:tab/><text:tab/></text:p>
      <text:p text:style-name="P6"><text:tab/><text:span text:style-name="T5">We can resolve this by connecting with other developer.</text:span></text:p>
      <text:p text:style-name="P3"/>
      <text:p text:style-name="P3">Ans 17: <text:span text:style-name="T2">git stash </text:span></text:p>
      <text:p text:style-name="P3"><text:soft-page-break/><text:tab/> <text:span text:style-name="T2">git stash pop</text:span><text:tab/></text:p>
      <text:p text:style-name="P3"/>
      <text:p text:style-name="P5">Ans 18: <text:span text:style-name="T4"># git branch color</text:span></text:p>
      <text:p text:style-name="P7">git_branch() {</text:p>
      <text:p text:style-name="P7"><text:s text:c="2"/>git branch 2&gt; /dev/null | sed -e '/^[^*]/d' -e 's/* \(.*\)/(\1)/'</text:p>
      <text:p text:style-name="P7">}</text:p>
      <text:p text:style-name="P7"/>
      <text:p text:style-name="P7">export PS1="[\u@\h \W]\[\033[00;32m\]\$(git_branch)\[\033[00m\]\$ 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3:47:48.195317728</meta:creation-date>
    <dc:date>2018-09-12T23:11:55.686231999</dc:date>
    <meta:editing-duration>PT8H11M5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281" meta:character-count="1656" meta:non-whitespace-character-count="1349"/>
  </office:meta>
</office:document-meta>
</file>